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ssageWriterView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ssageWriterView.HttpMessageWriterView( Encoder &lt; ? &gt;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ssageWriterView.HttpMessageWriterView( HttpMessageWriter &lt; ? &gt;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MessageWriterView.getModel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ssageWriterView.getMessag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ssageWriterView.write( T value , @ Nullable MediaType contentType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essageWriterView.getObjectToRender( @ Nullable Map &lt; String , ? &gt; 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tpMessageWriterView.render( @ Nullable Map &lt; String , ? &gt; model , @ Nullable MediaType contentType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ssageWriterView.setModelKeys( @ Nullable Set &lt; String &gt; model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MessageWriterView.isMatch( Map . Entry &lt; String , ? &gt; 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